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28.834cm" fo:min-width="7.928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28.834cm" fo:min-width="8.332cm"/>
    </style:style>
    <style:style style:name="gr3" style:family="graphic" style:parent-style-name="standard">
      <style:graphic-properties draw:stroke="none" draw:fill-color="#ccccff" draw:textarea-horizontal-align="justify" draw:textarea-vertical-align="middle" draw:auto-grow-height="false" fo:min-height="0.46cm" fo:min-width="7.4cm"/>
    </style:style>
    <style:style style:name="gr4" style:family="graphic" style:parent-style-name="standard">
      <style:graphic-properties draw:stroke="none" draw:fill-color="#ccccff" draw:textarea-horizontal-align="justify" draw:textarea-vertical-align="middle" draw:auto-grow-height="false" fo:min-height="0.46cm" fo:min-width="7.07cm"/>
    </style:style>
    <style:style style:name="gr5" style:family="graphic" style:parent-style-name="standard">
      <style:graphic-properties draw:stroke="none" draw:fill-color="#cfe7f5" draw:textarea-horizontal-align="justify" draw:textarea-vertical-align="middle" draw:auto-grow-height="false" fo:min-height="0.26cm" fo:min-width="7.267cm"/>
    </style:style>
    <style:style style:name="gr6" style:family="graphic" style:parent-style-name="standard">
      <style:graphic-properties draw:stroke="none" draw:fill-color="#ccccff" draw:textarea-horizontal-align="justify" draw:textarea-vertical-align="middle" draw:auto-grow-height="false" fo:min-height="1.35cm" fo:min-width="7.07cm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75cm" fo:min-width="5.962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75cm" fo:min-width="6.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715cm"/>
    </style:style>
    <style:style style:name="gr10" style:family="graphic" style:parent-style-name="standard">
      <style:graphic-properties draw:stroke="none" draw:fill="none" fo:min-height="1.459cm"/>
    </style:style>
    <style:style style:name="gr11" style:family="graphic" style:parent-style-name="standard">
      <style:graphic-properties draw:stroke="none" draw:fill="none" fo:min-height="0.73cm"/>
    </style:style>
    <style:style style:name="gr12" style:family="graphic" style:parent-style-name="standard">
      <style:graphic-properties draw:stroke="none" draw:fill="none" fo:min-height="0.663cm"/>
    </style:style>
    <style:style style:name="gr13" style:family="graphic" style:parent-style-name="standard">
      <style:graphic-properties draw:stroke="none" draw:fill="none" fo:min-height="0.53cm"/>
    </style:style>
    <style:style style:name="gr14" style:family="graphic" style:parent-style-name="standard">
      <style:graphic-properties draw:stroke="none" draw:fill="none" fo:min-height="0.631cm"/>
    </style:style>
    <style:style style:name="gr15" style:family="graphic" style:parent-style-name="standard">
      <style:graphic-properties draw:stroke="none" draw:fill="none" fo:min-height="0.789cm"/>
    </style:style>
    <style:style style:name="gr16" style:family="graphic" style:parent-style-name="standard">
      <style:graphic-properties svg:stroke-width="0.05cm" draw:marker-start="Line_20_Arrow" draw:marker-start-width="0.3cm" draw:marker-end="Line_20_Arrow" draw:marker-end-width="0.3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cm" draw:marker-start="" draw:marker-end="Line_20_Arrow" draw:marker-end-width="0.3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="solid" draw:fill-color="#ccccff" fo:min-height="2.646cm"/>
    </style:style>
    <style:style style:name="gr19" style:family="graphic" style:parent-style-name="standard">
      <style:graphic-properties draw:stroke="none" draw:fill="solid" draw:fill-color="#ccccff" fo:min-height="1.059cm"/>
    </style:style>
    <style:style style:name="gr20" style:family="graphic" style:parent-style-name="standard">
      <style:graphic-properties draw:stroke="none" draw:fill="solid" draw:fill-color="#ccccff" fo:min-height="5.82cm"/>
    </style:style>
    <style:style style:name="gr21" style:family="graphic" style:parent-style-name="standard">
      <style:graphic-properties draw:stroke="none" draw:fill="solid" draw:fill-color="#ccccff" fo:min-height="1.07cm"/>
    </style:style>
    <style:style style:name="gr22" style:family="graphic" style:parent-style-name="standard">
      <style:graphic-properties svg:stroke-width="0.05cm" draw:marker-end="Line_20_Arrow" draw:marker-end-width="0.3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cm" draw:marker-start="Line_20_Arrow" draw:marker-end="Line_20_Arrow" draw:marker-end-width="0.3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draw:fill="solid" draw:fill-color="#ccccff" fo:min-height="0.53cm"/>
    </style:style>
    <style:style style:name="gr25" style:family="graphic" style:parent-style-name="standard">
      <style:graphic-properties draw:stroke="none" draw:fill="none" draw:auto-grow-width="true" fo:min-height="1.588cm" fo:min-width="7.351cm"/>
    </style:style>
    <style:style style:name="gr26" style:family="graphic" style:parent-style-name="standard">
      <style:graphic-properties draw:stroke="none" draw:fill="solid" draw:fill-color="#cfe7f5" fo:min-height="0.54cm"/>
    </style:style>
    <style:style style:name="gr27" style:family="graphic" style:parent-style-name="standard">
      <style:graphic-properties draw:stroke="none" draw:fill="solid" draw:fill-color="#cfe7f5" fo:min-height="2.117cm"/>
    </style:style>
    <style:style style:name="gr28" style:family="graphic" style:parent-style-name="standard">
      <style:graphic-properties draw:stroke="none" draw:fill="solid" draw:fill-color="#cfe7f5" fo:min-height="0.53cm"/>
    </style:style>
    <style:style style:name="gr29" style:family="graphic" style:parent-style-name="standard">
      <style:graphic-properties svg:stroke-width="0.05cm" draw:marker-start="Line_20_Arrow" draw:marker-end="" draw:marker-end-width="0.3cm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draw:fill="solid" draw:fill-color="#cfe7f5" fo:min-height="1.991cm"/>
    </style:style>
    <style:style style:name="gr31" style:family="graphic" style:parent-style-name="standard">
      <style:graphic-properties draw:stroke="none" draw:fill="solid" draw:fill-color="#cfe7f5" fo:min-height="1.059cm"/>
    </style:style>
    <style:style style:name="gr32" style:family="graphic" style:parent-style-name="standard">
      <style:graphic-properties draw:stroke="none" draw:fill="solid" draw:fill-color="#cfe7f5" fo:min-height="1.017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1.169cm" fo:min-width="7.928cm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1.169cm" fo:min-width="8.307cm"/>
    </style:style>
    <style:style style:name="gr35" style:family="graphic" style:parent-style-name="standard">
      <style:graphic-properties draw:stroke="none" draw:fill="gradient" draw:fill-color="#ccccff" draw:fill-gradient-name="Gradient_20_5" fo:min-height="0.53cm"/>
    </style:style>
    <style:style style:name="P1" style:family="paragraph">
      <loext:graphic-properties draw:fill-color="#ffffcc"/>
      <style:paragraph-properties fo:text-align="center"/>
    </style:style>
    <style:style style:name="P2" style:family="paragraph">
      <loext:graphic-properties draw:fill-color="#ccccff"/>
      <style:paragraph-properties fo:text-align="center"/>
    </style:style>
    <style:style style:name="P3" style:family="paragraph">
      <loext:graphic-properties draw:fill-color="#cfe7f5"/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/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cm" fo:margin-right="0cm" fo:text-indent="0cm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margin-left="0cm" fo:margin-right="0cm" fo:text-indent="0cm"/>
      <style:text-properties fo:color="#ff3333" fo:font-size="16pt" style:font-size-asian="16pt" style:font-size-complex="16pt"/>
    </style:style>
    <style:style style:name="P9" style:family="paragraph">
      <loext:graphic-properties draw:fill="none"/>
      <style:paragraph-properties fo:margin-left="0cm" fo:margin-right="0cm" fo:text-indent="0cm"/>
      <style:text-properties fo:color="#ff3333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paragraph-properties fo:margin-left="0cm" fo:margin-right="0cm" fo:text-indent="0cm"/>
      <style:text-properties fo:font-size="14pt" style:font-size-asian="14pt" style:font-size-complex="14pt"/>
    </style:style>
    <style:style style:name="P11" style:family="paragraph">
      <loext:graphic-properties draw:fill="none"/>
      <style:paragraph-properties fo:margin-left="0cm" fo:margin-right="0cm" fo:text-indent="0cm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margin-left="0cm" fo:margin-right="0cm" fo:text-indent="0cm"/>
      <style:text-properties fo:font-weight="bold" style:font-weight-asian="bold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ccccff"/>
      <style:paragraph-properties fo:margin-left="0cm" fo:margin-right="0cm" fo:text-indent="0cm"/>
      <style:text-properties fo:font-size="12pt" style:font-size-asian="12pt" style:font-size-complex="12pt"/>
    </style:style>
    <style:style style:name="P15" style:family="paragraph">
      <loext:graphic-properties draw:fill="solid" draw:fill-color="#cfe7f5"/>
      <style:paragraph-properties fo:margin-left="0cm" fo:margin-right="0cm" fo:text-indent="0cm"/>
      <style:text-properties fo:font-size="12pt" style:font-size-asian="12pt" style:font-size-complex="12pt"/>
    </style:style>
    <style:style style:name="P16" style:family="paragraph">
      <loext:graphic-properties draw:fill="solid" draw:fill-color="#cfe7f5"/>
      <style:paragraph-properties fo:margin-left="0cm" fo:margin-right="0cm" fo:text-indent="0cm"/>
      <style:text-properties fo:color="#000000" fo:font-size="12pt" style:font-size-asian="12pt" style:font-size-complex="12pt"/>
    </style:style>
    <style:style style:name="P17" style:family="paragraph">
      <loext:graphic-properties draw:fill="solid" draw:fill-color="#cfe7f5"/>
      <style:paragraph-properties fo:margin-left="0cm" fo:margin-right="0cm" fo:text-indent="0cm"/>
      <style:text-properties fo:color="#999999"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gradient" draw:fill-color="#ccccff" draw:fill-gradient-name="Gradient_20_5"/>
      <style:paragraph-properties fo:margin-left="0cm" fo:margin-right="0cm" fo:text-indent="0cm"/>
      <style:text-properties fo:font-size="12pt" style:font-size-asian="12pt" style:font-size-complex="12pt"/>
    </style:style>
    <style:style style:name="P20" style:family="paragraph">
      <style:paragraph-properties fo:margin-left="0cm" fo:margin-right="0cm" fo:text-indent="0cm"/>
      <style:text-properties fo:color="#6666ff"/>
    </style:style>
    <style:style style:name="P21" style:family="paragraph">
      <loext:graphic-properties draw:fill="solid" draw:fill-color="#ccccff"/>
      <style:paragraph-properties fo:margin-left="0cm" fo:margin-right="0cm" fo:text-indent="0cm"/>
      <style:text-properties fo:color="#6666ff" fo:font-size="12pt" style:font-size-asian="12pt" style:font-size-complex="12pt"/>
    </style:style>
    <style:style style:name="P22" style:family="paragraph">
      <loext:graphic-properties draw:fill="solid" draw:fill-color="#ccccff"/>
      <style:paragraph-properties fo:margin-left="0cm" fo:margin-right="0cm" fo:text-indent="0cm"/>
      <style:text-properties fo:color="#000000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 fo:font-size="16pt" style:font-size-asian="16pt" style:font-size-complex="16pt"/>
    </style:style>
    <style:style style:name="T3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ff" fo:font-size="12pt" style:font-size-asian="12pt" style:font-size-complex="12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ff9900" fo:font-size="12pt" style:font-size-asian="12pt" style:font-size-complex="12pt"/>
    </style:style>
    <style:style style:name="T10" style:family="text">
      <style:text-properties fo:color="#6666ff" fo:font-size="12pt" style:font-size-asian="12pt" style:font-size-complex="12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color="#0000ff" fo:font-size="9pt" style:font-size-asian="9pt" style:font-size-complex="9pt"/>
    </style:style>
    <style:style style:name="T13" style:family="text">
      <style:text-properties fo:color="#000000" fo:font-size="11pt" style:font-size-asian="11pt" style:font-size-complex="11pt"/>
    </style:style>
    <style:style style:name="T14" style:family="text">
      <style:text-properties fo:color="#999999" fo:font-size="12pt" style:font-size-asian="12pt" style:font-size-complex="12pt"/>
    </style:style>
    <style:style style:name="T15" style:family="text">
      <style:text-properties fo:color="#999999" fo:font-size="11pt" style:font-size-asian="11pt" style:font-size-complex="11pt"/>
    </style:style>
    <style:style style:name="T16" style:family="text">
      <style:text-properties fo:color="#6666ff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8.428cm" svg:height="29.084cm" svg:x="1.738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32cm" svg:height="29.084cm" svg:x="10.60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9cm" svg:height="0.71cm" svg:x="11.201cm" svg:y="7.3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57cm" svg:height="0.71cm" svg:x="1.959cm" svg:y="7.3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767cm" svg:height="0.51cm" svg:x="11.201cm" svg:y="5.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57cm" svg:height="1.6cm" svg:x="1.959cm" svg:y="3.33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462cm" svg:height="1cm" svg:x="2.721cm" svg:y="1.3cm">
          <text:p text:style-name="P4"><text:span text:style-name="T1">MMD2WAY_CHILD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7.09cm" svg:height="1cm" svg:x="11.459cm" svg:y="1.3cm">
          <text:p text:style-name="P4"><text:span text:style-name="T1">MMD2WAY_PARENT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215cm" svg:height="1.072cm" draw:transform="rotate (1.5707963267949) translate (0.872cm 18.317cm)">
          <draw:text-box>
            <text:p text:style-name="P6"><text:span text:style-name="T1">Initialisation</text:span></text:p>
          </draw:text-box>
        </draw:frame>
        <draw:frame draw:style-name="gr10" draw:text-style-name="P8" draw:layer="layout" svg:width="7.649cm" svg:height="1.709cm" svg:x="1.853cm" svg:y="2.451cm">
          <draw:text-box>
            <text:p text:style-name="P6"><text:span text:style-name="T2"><text:s/></text:span><text:span text:style-name="T3">mmd2way_child _setup</text:span></text:p>
          </draw:text-box>
        </draw:frame>
        <draw:frame draw:style-name="gr11" draw:text-style-name="P9" draw:layer="layout" svg:width="7.914cm" svg:height="0.98cm" svg:x="11.045cm" svg:y="2.451cm">
          <draw:text-box>
            <text:p text:style-name="P6"><text:span text:style-name="T3">mmd2way_parent_initialize</text:span></text:p>
          </draw:text-box>
        </draw:frame>
        <draw:frame draw:style-name="gr12" draw:text-style-name="P10" draw:layer="layout" svg:width="4.694cm" svg:height="0.913cm" svg:x="2.106cm" svg:y="4.853cm">
          <draw:text-box>
            <text:p text:style-name="P6"><text:span text:style-name="T4">-</text:span><text:span text:style-name="T5"> </text:span><text:span text:style-name="T6">MMD_C_Init</text:span></text:p>
          </draw:text-box>
        </draw:frame>
        <draw:frame draw:style-name="gr13" draw:text-style-name="P11" draw:layer="layout" svg:width="4.974cm" svg:height="0.78cm" svg:x="1.945cm" svg:y="7.298cm">
          <draw:text-box>
            <text:p text:style-name="P6"><text:span text:style-name="T5">- </text:span><text:span text:style-name="T7">get_ParentTiming</text:span></text:p>
          </draw:text-box>
        </draw:frame>
        <draw:frame draw:style-name="gr13" draw:text-style-name="P11" draw:layer="layout" svg:width="7.719cm" svg:height="0.78cm" svg:x="11.401cm" svg:y="4.305cm">
          <draw:text-box>
            <text:p text:style-name="P6"><text:span text:style-name="T5">- </text:span><text:span text:style-name="T6">MMD_P_Allocate_Child</text:span></text:p>
          </draw:text-box>
        </draw:frame>
        <draw:frame draw:style-name="gr14" draw:text-style-name="P11" draw:layer="layout" svg:width="4.913cm" svg:height="0.881cm" svg:x="11.401cm" svg:y="4.869cm">
          <draw:text-box>
            <text:p text:style-name="P6"><text:span text:style-name="T5">- </text:span><text:span text:style-name="T6">MMD_P_Init</text:span></text:p>
          </draw:text-box>
        </draw:frame>
        <draw:frame draw:style-name="gr11" draw:text-style-name="P12" draw:layer="layout" svg:width="7.592cm" svg:height="0.98cm" svg:x="1.91cm" svg:y="8.059cm">
          <draw:text-box>
            <text:p text:style-name="P6"><text:span text:style-name="T8"><text:s/></text:span><text:span text:style-name="T3">mmd2way_init_memory</text:span></text:p>
          </draw:text-box>
        </draw:frame>
        <draw:frame draw:style-name="gr15" draw:text-style-name="P9" draw:layer="layout" svg:width="6.992cm" svg:height="1.039cm" svg:x="11.086cm" svg:y="6.561cm">
          <draw:text-box>
            <text:p text:style-name="P6"><text:span text:style-name="T3">mmd2way_init_memory</text:span></text:p>
          </draw:text-box>
        </draw:frame>
        <draw:frame draw:style-name="gr13" draw:text-style-name="P11" draw:layer="layout" svg:width="5.603cm" svg:height="0.78cm" svg:x="11.201cm" svg:y="7.298cm">
          <draw:text-box>
            <text:p text:style-name="P6"><text:span text:style-name="T5">- </text:span><text:span text:style-name="T7">Setup_Child_Timer</text:span></text:p>
          </draw:text-box>
        </draw:frame>
        <draw:line draw:style-name="gr16" draw:text-style-name="P13" draw:layer="layout" svg:x1="9.559cm" svg:y1="7.69cm" svg:x2="11.188cm" svg:y2="7.686cm">
          <text:p/>
        </draw:line>
        <draw:line draw:style-name="gr17" draw:text-style-name="P13" draw:layer="layout" svg:x1="9.554cm" svg:y1="13.155cm" svg:x2="11.156cm" svg:y2="13.178cm">
          <text:p/>
        </draw:line>
        <draw:line draw:style-name="gr17" draw:text-style-name="P13" draw:layer="layout" svg:x1="10.993cm" svg:y1="13.35cm" svg:x2="9.508cm" svg:y2="13.357cm">
          <text:p/>
        </draw:line>
        <draw:frame draw:style-name="gr18" draw:text-style-name="P14" draw:layer="layout" svg:width="7.499cm" svg:height="2.896cm" svg:x="2.006cm" svg:y="14.666cm">
          <draw:text-box>
            <text:p text:style-name="P6"><text:span text:style-name="T5">- mmd2way_child_setup_int2cosmo</text:span></text:p>
            <text:p text:style-name="P6"><text:span text:style-name="T5"><text:s text:c="3"/></text:span><text:span text:style-name="T9">* setup_int2lm</text:span></text:p>
            <text:p text:style-name="P6"><text:span text:style-name="T9"><text:s text:c="3"/></text:span><text:span text:style-name="T10">* MMD_testC_Setup</text:span></text:p>
            <text:p text:style-name="P6"><text:span text:style-name="T7">- CALC_lonlat_lm</text:span></text:p>
            <text:p text:style-name="P6"><text:span text:style-name="T7">- CALC_forward_weights</text:span></text:p>
          </draw:text-box>
        </draw:frame>
        <draw:frame draw:style-name="gr19" draw:text-style-name="P14" draw:layer="layout" svg:width="7.56cm" svg:height="1.309cm" svg:x="1.945cm" svg:y="12.311cm">
          <draw:text-box>
            <text:p text:style-name="P6"><text:span text:style-name="T5">-</text:span><text:span text:style-name="T11"> </text:span><text:span text:style-name="T6">MMD_C_Set_DataArray_Name</text:span></text:p>
            <text:p text:style-name="P6"><text:span text:style-name="T6">- </text:span><text:span text:style-name="T7">exchange_grids</text:span></text:p>
          </draw:text-box>
        </draw:frame>
        <draw:frame draw:style-name="gr20" draw:text-style-name="P14" draw:layer="layout" svg:width="7.637cm" svg:height="6.07cm" svg:x="1.906cm" svg:y="20.026cm">
          <draw:text-box>
            <text:p text:style-name="P6"><text:span text:style-name="T5">- Setup_Data_Exchange_with_Parent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<text:tab/></text:span><text:span text:style-name="T10">* MMD_C_Get_Indexlist</text:span></text:p>
            <text:p text:style-name="P6"><text:span text:style-name="T7">- mmd2way_child_set_CPLDATA</text:span></text:p>
            <text:p text:style-name="P6"><text:span text:style-name="T7"><text:tab/></text:span><text:span text:style-name="T10">(*MMD_C_Get_Repr)</text:span></text:p>
            <text:p text:style-name="P6"><text:span text:style-name="T10"><text:tab/></text:span><text:span text:style-name="T10">(*MMD_testC_GetTestPtr)</text:span></text:p>
            <text:p text:style-name="P6"><text:span text:style-name="T7">- Define_data_arrays</text:span></text:p>
            <text:p text:style-name="P6"><text:span text:style-name="T7"><text:tab/></text:span><text:span text:style-name="T10">*MMD_C_GetNextArray</text:span></text:p>
            <text:p text:style-name="P6"><text:span text:style-name="T7"><text:tab/></text:span><text:span text:style-name="T10">*MMD_C_Set_DataArray</text:span></text:p>
          </draw:text-box>
        </draw:frame>
        <draw:frame draw:style-name="gr21" draw:text-style-name="P14" draw:layer="layout" svg:width="7.9cm" svg:height="1.32cm" svg:x="11.201cm" svg:y="12.311cm">
          <draw:text-box>
            <text:p text:style-name="P6"><text:span text:style-name="T5">- </text:span><text:span text:style-name="T6">MMD_P_Get_DataArray_Name</text:span></text:p>
            <text:p text:style-name="P6"><text:span text:style-name="T6">- </text:span><text:span text:style-name="T7">Setup_Child_Area</text:span></text:p>
          </draw:text-box>
        </draw:frame>
        <draw:line draw:style-name="gr22" draw:text-style-name="P13" draw:layer="layout" svg:x1="9.644cm" svg:y1="12.657cm" svg:x2="11.083cm" svg:y2="12.657cm">
          <text:p/>
        </draw:line>
        <draw:frame draw:style-name="gr20" draw:text-style-name="P14" draw:layer="layout" svg:width="7.89cm" svg:height="6.07cm" svg:x="11.201cm" svg:y="20.044cm">
          <draw:text-box>
            <text:p text:style-name="P6"><text:span text:style-name="T5">- Setup_Data_Exchange_with_Child</text:span></text:p>
            <text:p text:style-name="P6"><text:span text:style-name="T5"><text:tab/></text:span><text:span text:style-name="T5">* </text:span><text:span text:style-name="T10">MMD_testP_setup</text:span></text:p>
            <text:p text:style-name="P6"><text:span text:style-name="T5"><text:tab/></text:span><text:span text:style-name="T5">* locate_in_decomp</text:span></text:p>
            <text:p text:style-name="P6"><text:span text:style-name="T5"><text:tab/></text:span><text:span text:style-name="T5">* </text:span><text:span text:style-name="T10">MMD_testP_Fill</text:span></text:p>
            <text:p text:style-name="P6"><text:span text:style-name="T10"><text:tab/></text:span><text:span text:style-name="T10">* MMD_P_Set_Indexlist</text:span></text:p>
            <text:p text:style-name="P6"><text:span text:style-name="T10"><text:tab/></text:span><text:span text:style-name="T10">* MMD_testP_FinishFill</text:span></text:p>
            <text:p text:style-name="P6"><text:span text:style-name="T10"/></text:p>
            <text:p text:style-name="P6"><text:span text:style-name="T10"/></text:p>
            <text:p text:style-name="P6"><text:span text:style-name="T7">- Define_data_arrays</text:span></text:p>
            <text:p text:style-name="P6"><text:span text:style-name="T7"><text:tab/></text:span><text:span text:style-name="T10">*MMD_P_GetNextArray</text:span></text:p>
            <text:p text:style-name="P6"><text:span text:style-name="T10"><text:tab/></text:span><text:span text:style-name="T10"> </text:span><text:span text:style-name="T10">*MMD_P_Set_DataArray</text:span></text:p>
          </draw:text-box>
        </draw:frame>
        <draw:line draw:style-name="gr16" draw:text-style-name="P13" draw:layer="layout" svg:x1="11.093cm" svg:y1="20.278cm" svg:x2="9.508cm" svg:y2="20.289cm">
          <text:p/>
        </draw:line>
        <draw:line draw:style-name="gr23" draw:text-style-name="P13" draw:layer="layout" svg:x1="11.123cm" svg:y1="22.531cm" svg:x2="9.538cm" svg:y2="22.542cm">
          <text:p/>
        </draw:line>
        <draw:line draw:style-name="gr23" draw:text-style-name="P13" draw:layer="layout" svg:x1="11.124cm" svg:y1="28.09cm" svg:x2="9.539cm" svg:y2="28.101cm">
          <text:p/>
        </draw:line>
        <draw:frame draw:style-name="gr24" draw:text-style-name="P14" draw:layer="layout" svg:width="7.541cm" svg:height="0.78cm" svg:x="1.945cm" svg:y="8.92cm">
          <draw:text-box>
            <text:p text:style-name="P6"><text:span text:style-name="T5">- </text:span><text:span text:style-name="T7">interpret_namelist</text:span></text:p>
          </draw:text-box>
        </draw:frame>
        <draw:frame draw:style-name="gr25" draw:text-style-name="P11" draw:layer="layout" svg:width="7.851cm" svg:height="1.838cm" svg:x="1.945cm" svg:y="3.219cm">
          <draw:text-box>
            <text:p text:style-name="P6"><text:span text:style-name="T5"><text:s/></text:span><text:span text:style-name="T5">- mmd2way_child_read_nml_ctrl</text:span></text:p>
            <text:p text:style-name="P6"><text:span text:style-name="T5"><text:s/></text:span><text:span text:style-name="T5">- mmd2way_child_read_nml_cpl</text:span></text:p>
            <text:p text:style-name="P6"><text:span text:style-name="T5"><text:s/></text:span><text:span text:style-name="T5">- mmd2way_child-read_nml_cpl_serv</text:span></text:p>
          </draw:text-box>
        </draw:frame>
        <draw:frame draw:style-name="gr13" draw:text-style-name="P11" draw:layer="layout" svg:width="7.9cm" svg:height="0.78cm" svg:x="11.201cm" svg:y="5.414cm">
          <draw:text-box>
            <text:p text:style-name="P6"><text:span text:style-name="T5">- </text:span><text:span text:style-name="T11">mmd2way_parent_read_nml_cpl_child</text:span></text:p>
          </draw:text-box>
        </draw:frame>
        <draw:frame draw:style-name="gr10" draw:text-style-name="P9" draw:layer="layout" svg:width="7.66cm" svg:height="1.709cm" svg:x="11.086cm" svg:y="8.015cm">
          <draw:text-box>
            <text:p text:style-name="P6"><text:span text:style-name="T3">mmd2way_init_coupling</text:span></text:p>
          </draw:text-box>
        </draw:frame>
        <draw:frame draw:style-name="gr26" draw:text-style-name="P15" draw:layer="layout" svg:width="7.9cm" svg:height="0.79cm" svg:x="11.201cm" svg:y="8.92cm">
          <draw:text-box>
            <text:p text:style-name="P6"><text:span text:style-name="T5">- </text:span><text:span text:style-name="T7">interpret_parent_namelist</text:span></text:p>
          </draw:text-box>
        </draw:frame>
        <draw:frame draw:style-name="gr27" draw:text-style-name="P15" draw:layer="layout" svg:width="7.56cm" svg:height="2.367cm" svg:x="1.945cm" svg:y="9.865cm">
          <draw:text-box>
            <text:p text:style-name="P6"><text:span text:style-name="T5">-</text:span><text:span text:style-name="T11"> </text:span><text:span text:style-name="T6">MMD_C_Get_ParDataArray_Name</text:span></text:p>
            <text:p text:style-name="P6"><text:span text:style-name="T6">- MMD_Inter_Bcast</text:span></text:p>
            <text:p text:style-name="P6"><text:span text:style-name="T6">- MMD_Send_to_Parent <text:s/></text:span><text:span text:style-name="T12">(rdheight)</text:span></text:p>
            <text:p text:style-name="P6"><text:span text:style-name="T6">- MMD_Inter_Bcast</text:span></text:p>
          </draw:text-box>
        </draw:frame>
        <draw:frame draw:style-name="gr28" draw:text-style-name="P15" draw:layer="layout" svg:width="7.56cm" svg:height="0.78cm" svg:x="11.245cm" svg:y="9.865cm">
          <draw:text-box>
            <text:p text:style-name="P6"><text:span text:style-name="T5">-</text:span><text:span text:style-name="T11"> </text:span><text:span text:style-name="T6">MMD_P_Set_ParDataArray_Name</text:span></text:p>
          </draw:text-box>
        </draw:frame>
        <draw:frame draw:style-name="gr27" draw:text-style-name="P15" draw:layer="layout" svg:width="7.9cm" svg:height="2.367cm" svg:x="11.201cm" svg:y="9.865cm">
          <draw:text-box>
            <text:p text:style-name="P6"><text:span text:style-name="T5">-</text:span><text:span text:style-name="T11"> </text:span><text:span text:style-name="T6">MMD_P_Set_ParDataArray_Name</text:span></text:p>
            <text:p text:style-name="P6"><text:span text:style-name="T6">- MMD_Inter_Bcast <text:s text:c="2"/></text:span><text:span text:style-name="T12">(namelist parameter)</text:span></text:p>
            <text:p text:style-name="P6"><text:span text:style-name="T6">- MMD_Recv_from_Child</text:span></text:p>
            <text:p text:style-name="P6"><text:span text:style-name="T6">- MMD_Inter_Bcast <text:s text:c="2"/></text:span><text:span text:style-name="T12">(kmin)</text:span></text:p>
          </draw:text-box>
        </draw:frame>
        <draw:line draw:style-name="gr29" draw:text-style-name="P13" draw:layer="layout" svg:x1="9.632cm" svg:y1="10.257cm" svg:x2="11.071cm" svg:y2="10.257cm">
          <text:p/>
        </draw:line>
        <draw:line draw:style-name="gr29" draw:text-style-name="P13" draw:layer="layout" svg:x1="9.645cm" svg:y1="10.857cm" svg:x2="11.084cm" svg:y2="10.857cm">
          <text:p/>
        </draw:line>
        <draw:line draw:style-name="gr22" draw:text-style-name="P13" draw:layer="layout" svg:x1="9.732cm" svg:y1="11.357cm" svg:x2="11.171cm" svg:y2="11.357cm">
          <text:p/>
        </draw:line>
        <draw:line draw:style-name="gr29" draw:text-style-name="P13" draw:layer="layout" svg:x1="9.658cm" svg:y1="11.857cm" svg:x2="11.097cm" svg:y2="11.857cm">
          <text:p/>
        </draw:line>
        <draw:frame draw:style-name="gr28" draw:text-style-name="P15" draw:layer="layout" svg:width="7.56cm" svg:height="0.78cm" svg:x="1.945cm" svg:y="13.81cm">
          <draw:text-box>
            <text:p text:style-name="P6"><text:span text:style-name="T5">-</text:span><text:span text:style-name="T11"> parent_assign_ParData</text:span></text:p>
          </draw:text-box>
        </draw:frame>
        <draw:frame draw:style-name="gr26" draw:text-style-name="P16" draw:layer="layout" svg:width="7.9cm" svg:height="0.79cm" svg:x="11.201cm" svg:y="18.166cm">
          <draw:text-box>
            <text:p text:style-name="P6"><text:span text:style-name="T7">-</text:span><text:span text:style-name="T13"> </text:span><text:span text:style-name="T7">Setup_ParData_Exchange</text:span></text:p>
          </draw:text-box>
        </draw:frame>
        <draw:frame draw:style-name="gr30" draw:text-style-name="P15" draw:layer="layout" svg:width="7.56cm" svg:height="2.241cm" svg:x="1.945cm" svg:y="17.666cm">
          <draw:text-box>
            <text:p text:style-name="P6"><text:span text:style-name="T5">-</text:span><text:span text:style-name="T11"> match_parent_grid</text:span></text:p>
            <text:p text:style-name="P6"><text:span text:style-name="T11">- Setup_ParData_Exchange</text:span></text:p>
            <text:p text:style-name="P6"><text:span text:style-name="T11">- parent_make_representations</text:span></text:p>
            <text:p text:style-name="P6"><text:span text:style-name="T11">- parent_set_ParData</text:span></text:p>
          </draw:text-box>
        </draw:frame>
        <draw:line draw:style-name="gr17" draw:text-style-name="P13" draw:layer="layout" svg:x1="9.554cm" svg:y1="18.461cm" svg:x2="11.156cm" svg:y2="18.484cm">
          <text:p/>
        </draw:line>
        <draw:line draw:style-name="gr17" draw:text-style-name="P13" draw:layer="layout" svg:x1="10.993cm" svg:y1="18.656cm" svg:x2="9.508cm" svg:y2="18.663cm">
          <text:p/>
        </draw:line>
        <draw:frame draw:style-name="gr31" draw:text-style-name="P16" draw:layer="layout" svg:width="7.9cm" svg:height="1.309cm" svg:x="11.201cm" svg:y="26.266cm">
          <draw:text-box>
            <text:p text:style-name="P6"><text:span text:style-name="T7">- </text:span><text:span text:style-name="T10">MMD_P_GetNextParArray</text:span></text:p>
            <text:p text:style-name="P6"><text:span text:style-name="T10"><text:s text:c="2"/></text:span><text:span text:style-name="T10">*MMD_P_Set_ParDataArray</text:span></text:p>
          </draw:text-box>
        </draw:frame>
        <draw:frame draw:style-name="gr28" draw:text-style-name="P16" draw:layer="layout" svg:width="7.56cm" svg:height="0.78cm" svg:x="1.945cm" svg:y="26.267cm">
          <draw:text-box>
            <text:p text:style-name="P6"><text:span text:style-name="T7">-</text:span><text:span text:style-name="T13"> </text:span><text:span text:style-name="T7">init_parent_coupling</text:span></text:p>
          </draw:text-box>
        </draw:frame>
        <draw:frame draw:style-name="gr32" draw:text-style-name="P17" draw:layer="layout" svg:width="7.56cm" svg:height="1.267cm" svg:x="1.945cm" svg:y="28.667cm">
          <draw:text-box>
            <text:p text:style-name="P6"><text:span text:style-name="T14">-</text:span><text:span text:style-name="T15"> exchange_interpol_data </text:span></text:p>
            <text:p text:style-name="P6"><text:span text:style-name="T15"><text:s text:c="7"/></text:span><text:span text:style-name="T15">(only for lstart=true, see time-loop)</text:span></text:p>
          </draw:text-box>
        </draw:frame>
        <draw:custom-shape draw:style-name="gr33" draw:text-style-name="P18" draw:layer="layout" svg:width="8.428cm" svg:height="1.419cm" svg:x="1.738cm" svg:y="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8.807cm" svg:height="1.419cm" svg:x="10.601cm" svg:y="1cm">
          <text:p/>
          <draw:enhanced-geometry svg:viewBox="0 0 21600 21600" draw:type="rectangle" draw:enhanced-path="M 0 0 L 21600 0 21600 21600 0 21600 0 0 Z N"/>
        </draw:custom-shape>
        <draw:frame draw:style-name="gr35" draw:text-style-name="P19" draw:layer="layout" svg:width="7.56cm" svg:height="0.78cm" svg:x="1.945cm" svg:y="12.968cm">
          <draw:text-box>
            <text:p text:style-name="P6"><text:span text:style-name="T6">- </text:span><text:span text:style-name="T7">exchange_grids</text:span></text:p>
          </draw:text-box>
        </draw:frame>
        <draw:frame draw:style-name="gr24" draw:text-style-name="P21" draw:layer="layout" svg:width="7.56cm" svg:height="0.78cm" svg:x="1.945cm" svg:y="27.735cm">
          <draw:text-box>
            <text:p text:style-name="P20"><text:span text:style-name="T16">- </text:span><text:span text:style-name="T10">MMD_C_SetInd_and_AllocMem</text:span></text:p>
          </draw:text-box>
        </draw:frame>
        <draw:frame draw:style-name="gr24" draw:text-style-name="P22" draw:layer="layout" svg:width="7.9cm" svg:height="0.78cm" svg:x="11.201cm" svg:y="27.771cm">
          <draw:text-box>
            <text:p text:style-name="P6"><text:span text:style-name="T10">- MMD_P_SetInd_and_AllocM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5" draw:display-name="Gradient 5" draw:style="linear" draw:start-color="#cfe7f5" draw:end-color="#ccccff" draw:start-intensity="100%" draw:end-intensity="100%" draw:angle="30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5cm" fo:page-height="3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3.2$Linux_X86_64 LibreOffice_project/10m0$Build-2</meta:generator>
    <meta:creation-date>2009-12-15T10:36:10</meta:creation-date>
    <dc:date>2016-10-12T08:57:10.277970641</dc:date>
    <meta:print-date>2009-12-15T17:34:48</meta:print-date>
    <meta:editing-cycles>62</meta:editing-cycles>
    <meta:editing-duration>P7DT4H41M58S</meta:editing-duration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